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0.548672566372" calcext:value-type="float">
            <text:p>0.5486725664</text:p>
          </table:table-cell>
          <table:table-cell office:value-type="float" office:value="0.523404255319" calcext:value-type="float">
            <text:p>0.5234042553</text:p>
          </table:table-cell>
          <table:table-cell office:value-type="float" office:value="0.408510638298" calcext:value-type="float">
            <text:p>0.4085106383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0.526427061311" calcext:value-type="float">
            <text:p>0.5264270613</text:p>
          </table:table-cell>
          <table:table-cell office:value-type="float" office:value="0.467230443975" calcext:value-type="float">
            <text:p>0.467230444</text:p>
          </table:table-cell>
          <table:table-cell office:value-type="float" office:value="0.407249466951" calcext:value-type="float">
            <text:p>0.40724946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4" calcext:value-type="float">
            <text:p>464</text:p>
          </table:table-cell>
          <table:table-cell office:value-type="float" office:value="0.525862068966" calcext:value-type="float">
            <text:p>0.525862069</text:p>
          </table:table-cell>
          <table:table-cell office:value-type="float" office:value="0.544303797468" calcext:value-type="float">
            <text:p>0.5443037975</text:p>
          </table:table-cell>
          <table:table-cell office:value-type="float" office:value="0.409482758621" calcext:value-type="float">
            <text:p>0.40948275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0.526427061311" calcext:value-type="float">
            <text:p>0.5264270613</text:p>
          </table:table-cell>
          <table:table-cell office:value-type="float" office:value="0.543710021322" calcext:value-type="float">
            <text:p>0.5437100213</text:p>
          </table:table-cell>
          <table:table-cell office:value-type="float" office:value="0.389830508475" calcext:value-type="float">
            <text:p>0.389830508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468" calcext:value-type="float">
            <text:p>468</text:p>
          </table:table-cell>
          <table:table-cell office:value-type="float" office:value="0.540772532189" calcext:value-type="float">
            <text:p>0.5407725322</text:p>
          </table:table-cell>
          <table:table-cell office:value-type="float" office:value="0.510822510823" calcext:value-type="float">
            <text:p>0.5108225108</text:p>
          </table:table-cell>
          <table:table-cell office:value-type="float" office:value="0.388888888889" calcext:value-type="float">
            <text:p>0.3888888889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0.527896995708" calcext:value-type="float">
            <text:p>0.5278969957</text:p>
          </table:table-cell>
          <table:table-cell office:value-type="float" office:value="0.540772532189" calcext:value-type="float">
            <text:p>0.5407725322</text:p>
          </table:table-cell>
          <table:table-cell office:value-type="float" office:value="0.432835820896" calcext:value-type="float">
            <text:p>0.432835820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531182795699" calcext:value-type="float">
            <text:p>0.5311827957</text:p>
          </table:table-cell>
          <table:table-cell office:value-type="float" office:value="0.442553191489" calcext:value-type="float">
            <text:p>0.44255319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0.527839643653" calcext:value-type="float">
            <text:p>0.5278396437</text:p>
          </table:table-cell>
          <table:table-cell office:value-type="float" office:value="0.524017467249" calcext:value-type="float">
            <text:p>0.5240174672</text:p>
          </table:table-cell>
          <table:table-cell office:value-type="float" office:value="0.47438752784" calcext:value-type="float">
            <text:p>0.474387527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float" office:value="0.527896995708" calcext:value-type="float">
            <text:p>0.5278969957</text:p>
          </table:table-cell>
          <table:table-cell office:value-type="float" office:value="0.492600422833" calcext:value-type="float">
            <text:p>0.4926004228</text:p>
          </table:table-cell>
          <table:table-cell office:value-type="float" office:value="0.450317124736" calcext:value-type="float">
            <text:p>0.450317124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office:value-type="float" office:value="0.527839643653" calcext:value-type="float">
            <text:p>0.5278396437</text:p>
          </table:table-cell>
          <table:table-cell office:value-type="float" office:value="0.524625267666" calcext:value-type="float">
            <text:p>0.5246252677</text:p>
          </table:table-cell>
          <table:table-cell office:value-type="float" office:value="0.422505307856" calcext:value-type="float">
            <text:p>0.422505307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1" calcext:value-type="float">
            <text:p>441</text:p>
          </table:table-cell>
          <table:table-cell office:value-type="float" office:value="460" calcext:value-type="float">
            <text:p>460</text:p>
          </table:table-cell>
          <table:table-cell office:value-type="float" office:value="0.492600422833" calcext:value-type="float">
            <text:p>0.4926004228</text:p>
          </table:table-cell>
          <table:table-cell office:value-type="float" office:value="0.52380952381" calcext:value-type="float">
            <text:p>0.5238095238</text:p>
          </table:table-cell>
          <table:table-cell office:value-type="float" office:value="0.434782608696" calcext:value-type="float">
            <text:p>0.43478260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471" calcext:value-type="float">
            <text:p>471</text:p>
          </table:table-cell>
          <table:table-cell office:value-type="float" office:value="0.48195329087" calcext:value-type="float">
            <text:p>0.4819532909</text:p>
          </table:table-cell>
          <table:table-cell office:value-type="float" office:value="0.512931034483" calcext:value-type="float">
            <text:p>0.5129310345</text:p>
          </table:table-cell>
          <table:table-cell office:value-type="float" office:value="0.447983014862" calcext:value-type="float">
            <text:p>0.44798301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0.458773784355" calcext:value-type="float">
            <text:p>0.4587737844</text:p>
          </table:table-cell>
          <table:table-cell office:value-type="float" office:value="0.542372881356" calcext:value-type="float">
            <text:p>0.5423728814</text:p>
          </table:table-cell>
          <table:table-cell office:value-type="float" office:value="0.45182012848" calcext:value-type="float">
            <text:p>0.45182012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0.501123595506" calcext:value-type="float">
            <text:p>0.5011235955</text:p>
          </table:table-cell>
          <table:table-cell office:value-type="float" office:value="0.527896995708" calcext:value-type="float">
            <text:p>0.5278969957</text:p>
          </table:table-cell>
          <table:table-cell office:value-type="float" office:value="0.446088794926" calcext:value-type="float">
            <text:p>0.44608879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0.501057082452" calcext:value-type="float">
            <text:p>0.5010570825</text:p>
          </table:table-cell>
          <table:table-cell office:value-type="float" office:value="0.501066098081" calcext:value-type="float">
            <text:p>0.5010660981</text:p>
          </table:table-cell>
          <table:table-cell office:value-type="float" office:value="0.475054229935" calcext:value-type="float">
            <text:p>0.47505422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office:value-type="float" office:value="0.459227467811" calcext:value-type="float">
            <text:p>0.4592274678</text:p>
          </table:table-cell>
          <table:table-cell office:value-type="float" office:value="0.506550218341" calcext:value-type="float">
            <text:p>0.5065502183</text:p>
          </table:table-cell>
          <table:table-cell office:value-type="float" office:value="0.38329764454" calcext:value-type="float">
            <text:p>0.3832976445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office:value-type="float" office:value="453" calcext:value-type="float">
            <text:p>453</text:p>
          </table:table-cell>
          <table:table-cell office:value-type="float" office:value="0.440860215054" calcext:value-type="float">
            <text:p>0.4408602151</text:p>
          </table:table-cell>
          <table:table-cell office:value-type="float" office:value="0.539784946237" calcext:value-type="float">
            <text:p>0.5397849462</text:p>
          </table:table-cell>
          <table:table-cell office:value-type="float" office:value="0.399558498896" calcext:value-type="float">
            <text:p>0.39955849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0.454157782516" calcext:value-type="float">
            <text:p>0.4541577825</text:p>
          </table:table-cell>
          <table:table-cell office:value-type="float" office:value="0.460721868365" calcext:value-type="float">
            <text:p>0.4607218684</text:p>
          </table:table-cell>
          <table:table-cell office:value-type="float" office:value="0.391862955032" calcext:value-type="float">
            <text:p>0.3918629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  <table:table-cell office:value-type="float" office:value="0.45376344086" calcext:value-type="float">
            <text:p>0.4537634409</text:p>
          </table:table-cell>
          <table:table-cell office:value-type="float" office:value="0.45842217484" calcext:value-type="float">
            <text:p>0.4584221748</text:p>
          </table:table-cell>
          <table:table-cell office:value-type="float" office:value="0.407725321888" calcext:value-type="float">
            <text:p>0.407725321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0.444444444444" calcext:value-type="float">
            <text:p>0.4444444444</text:p>
          </table:table-cell>
          <table:table-cell office:value-type="float" office:value="0.524444444444" calcext:value-type="float">
            <text:p>0.5244444444</text:p>
          </table:table-cell>
          <table:table-cell office:value-type="float" office:value="0.441758241758" calcext:value-type="float">
            <text:p>0.44175824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05" calcext:value-type="float">
            <text:p>405</text:p>
          </table:table-cell>
          <table:table-cell office:value-type="float" office:value="0.534482758621" calcext:value-type="float">
            <text:p>0.5344827586</text:p>
          </table:table-cell>
          <table:table-cell office:value-type="float" office:value="0.53813559322" calcext:value-type="float">
            <text:p>0.5381355932</text:p>
          </table:table-cell>
          <table:table-cell office:value-type="float" office:value="0.451851851852" calcext:value-type="float">
            <text:p>0.451851851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449" calcext:value-type="float">
            <text:p>449</text:p>
          </table:table-cell>
          <table:table-cell office:value-type="float" office:value="0.510729613734" calcext:value-type="float">
            <text:p>0.5107296137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487750556793" calcext:value-type="float">
            <text:p>0.48775055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0.521367521368" calcext:value-type="float">
            <text:p>0.5213675214</text:p>
          </table:table-cell>
          <table:table-cell office:value-type="float" office:value="0.51409978308" calcext:value-type="float">
            <text:p>0.5140997831</text:p>
          </table:table-cell>
          <table:table-cell office:value-type="float" office:value="0.426751592357" calcext:value-type="float">
            <text:p>0.426751592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0.528662420382" calcext:value-type="float">
            <text:p>0.5286624204</text:p>
          </table:table-cell>
          <table:table-cell office:value-type="float" office:value="0.539784946237" calcext:value-type="float">
            <text:p>0.5397849462</text:p>
          </table:table-cell>
          <table:table-cell office:value-type="float" office:value="0.408033826638" calcext:value-type="float">
            <text:p>0.40803382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72" calcext:value-type="float">
            <text:p>472</text:p>
          </table:table-cell>
          <table:table-cell office:value-type="float" office:value="0.535181236674" calcext:value-type="float">
            <text:p>0.5351812367</text:p>
          </table:table-cell>
          <table:table-cell office:value-type="float" office:value="0.473913043478" calcext:value-type="float">
            <text:p>0.4739130435</text:p>
          </table:table-cell>
          <table:table-cell office:value-type="float" office:value="0.389830508475" calcext:value-type="float">
            <text:p>0.38983050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465.44" calcext:value-type="float">
            <text:p>465.44</text:p>
          </table:table-cell>
          <table:table-cell table:formula="of:=AVERAGE([.B2:.B26])" office:value-type="float" office:value="464.88" calcext:value-type="float">
            <text:p>464.88</text:p>
          </table:table-cell>
          <table:table-cell table:formula="of:=AVERAGE([.C2:.C26])" office:value-type="float" office:value="463.4" calcext:value-type="float">
            <text:p>463.4</text:p>
          </table:table-cell>
          <table:table-cell table:formula="of:=AVERAGE([.D2:.D26])" office:value-type="float" office:value="0.50527671805744" calcext:value-type="float">
            <text:p>0.5052767181</text:p>
          </table:table-cell>
          <table:table-cell table:formula="of:=AVERAGE([.E2:.E26])" office:value-type="float" office:value="0.51752126550608" calcext:value-type="float">
            <text:p>0.5175212655</text:p>
          </table:table-cell>
          <table:table-cell table:formula="of:=AVERAGE([.F2:.F26])" office:value-type="float" office:value="0.42682844036716" calcext:value-type="float">
            <text:p>0.4268284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24:28.064451800</dc:date>
    <meta:document-statistic meta:table-count="1" meta:cell-count="162" meta:object-count="0"/>
    <meta:generator>LibreOffice/4.2.7.2$Linux_X86_64 LibreOffice_project/420m0$Build-2</meta:generator>
  </office:meta>
</office:document-meta>
</file>